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monospace" svg:font-family="monospace, monospace"/>
    <style:font-face style:name="sans-serif" svg:font-family="sans-serif"/>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center" style:justify-single-word="false" style:writing-mode="lr-tb"/>
    </style:style>
    <style:style style:name="P3" style:family="paragraph" style:parent-style-name="Standard">
      <style:paragraph-properties fo:text-align="center" style:justify-single-word="false" style:writing-mode="lr-tb"/>
      <style:text-properties fo:font-size="22pt" fo:language="en" fo:country="US" fo:font-weight="bold" style:font-size-asian="22pt" style:font-weight-asian="bold" style:font-size-complex="22pt" style:font-weight-complex="bold"/>
    </style:style>
    <style:style style:name="P4" style:family="paragraph" style:parent-style-name="Standard">
      <style:paragraph-properties fo:text-align="start" style:justify-single-word="false" style:writing-mode="lr-tb"/>
      <style:text-properties style:font-name="Calibri" fo:font-size="15pt" fo:language="ru" fo:country="RU" fo:font-weight="normal" style:font-size-asian="15pt" style:font-weight-asian="normal" style:font-size-complex="15pt" style:font-weight-complex="normal"/>
    </style:style>
    <style:style style:name="P5" style:family="paragraph" style:parent-style-name="Standard">
      <style:paragraph-properties fo:text-align="center" style:justify-single-word="false" style:writing-mode="lr-tb"/>
      <style:text-properties style:font-name="Calibri" fo:font-size="15pt" fo:language="ru" fo:country="RU" fo:font-weight="bold" style:font-size-asian="15pt" style:font-weight-asian="bold" style:font-size-complex="15pt" style:font-weight-complex="bold"/>
    </style:style>
    <style:style style:name="P6" style:family="paragraph" style:parent-style-name="Standard">
      <style:paragraph-properties fo:text-align="start" style:justify-single-word="false" style:writing-mode="lr-tb"/>
      <style:text-properties style:font-name="Calibri" fo:font-size="12pt" fo:language="ru" fo:country="RU"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writing-mode="lr-tb"/>
      <style:text-properties style:font-name="Calibri" fo:font-size="12pt" fo:language="ru" fo:country="RU" fo:font-weight="normal" officeooo:rsid="0013d7c1" officeooo:paragraph-rsid="0013d7c1" style:font-size-asian="12pt" style:font-weight-asian="normal" style:font-size-complex="12pt" style:font-weight-complex="normal"/>
    </style:style>
    <style:style style:name="P8" style:family="paragraph" style:parent-style-name="Standard">
      <style:paragraph-properties fo:text-align="start" style:justify-single-word="false" style:writing-mode="lr-tb"/>
      <style:text-properties style:font-name="Calibri" fo:font-size="12pt" fo:language="en" fo:country="US"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writing-mode="lr-tb"/>
      <style:text-properties fo:language="en" fo:country="US"/>
    </style:style>
    <style:style style:name="P10" style:family="paragraph" style:parent-style-name="Standard">
      <style:paragraph-properties fo:text-align="start" style:justify-single-word="false" style:writing-mode="lr-tb"/>
      <style:text-properties style:font-name="Calibri1" fo:language="en" fo:country="US" officeooo:rsid="00103dbc" officeooo:paragraph-rsid="00103dbc"/>
    </style:style>
    <style:style style:name="P11" style:family="paragraph" style:parent-style-name="Standard">
      <style:paragraph-properties fo:text-align="start" style:justify-single-word="false" style:writing-mode="lr-tb"/>
      <style:text-properties fo:font-size="12pt" fo:language="ru" fo:country="RU" fo:font-weight="normal" officeooo:rsid="00144e10" officeooo:paragraph-rsid="00144e10" style:font-size-asian="10.5pt" style:font-weight-asian="normal" style:font-size-complex="12pt" style:font-weight-complex="normal"/>
    </style:style>
    <style:style style:name="P12" style:family="paragraph" style:parent-style-name="Standard">
      <style:paragraph-properties fo:text-align="start" style:justify-single-word="false" style:writing-mode="lr-tb"/>
      <style:text-properties officeooo:rsid="0013d7c1" officeooo:paragraph-rsid="0013d7c1"/>
    </style:style>
    <style:style style:name="P13" style:family="paragraph" style:parent-style-name="Preformatted_20_Text">
      <style:paragraph-properties fo:text-align="start" style:justify-single-word="false" style:writing-mode="lr-tb"/>
      <style:text-properties style:font-name="monospace" fo:font-size="10.5pt" fo:language="ru" fo:country="RU" fo:font-style="normal" fo:font-weight="normal" officeooo:rsid="001c5946" officeooo:paragraph-rsid="001c5946" style:font-size-asian="10.5pt" style:font-style-asian="normal" style:font-weight-asian="normal" style:font-size-complex="12pt" style:font-style-complex="normal" style:font-weight-complex="normal"/>
    </style:style>
    <style:style style:name="P14" style:family="paragraph" style:parent-style-name="Preformatted_20_Text">
      <style:paragraph-properties fo:text-align="start" style:justify-single-word="false" style:writing-mode="lr-tb"/>
      <style:text-properties fo:font-variant="normal" fo:text-transform="none" fo:color="#000000" loext:opacity="100%" style:font-name="monospace" fo:font-size="10.5pt" fo:letter-spacing="normal" fo:language="ru" fo:country="RU" fo:font-style="normal" fo:font-weight="normal" officeooo:rsid="001c5946" officeooo:paragraph-rsid="001c5946" style:font-size-asian="10.5pt" style:font-style-asian="normal" style:font-weight-asian="normal" style:font-size-complex="12pt" style:font-style-complex="normal" style:font-weight-complex="normal"/>
    </style:style>
    <style:style style:name="P15" style:family="paragraph" style:parent-style-name="Preformatted_20_Text">
      <style:paragraph-properties fo:text-align="start" style:justify-single-word="false" style:writing-mode="lr-tb"/>
      <style:text-properties style:font-name="Calibri" fo:font-size="12pt" fo:language="ru" fo:country="RU" fo:font-weight="normal" officeooo:rsid="0017e079" officeooo:paragraph-rsid="001c5946" style:font-size-asian="10.5pt" style:font-weight-asian="normal" style:font-size-complex="12pt" style:font-weight-complex="normal"/>
    </style:style>
    <style:style style:name="P16" style:family="paragraph" style:parent-style-name="Standard">
      <style:paragraph-properties fo:text-align="start" style:justify-single-word="false" style:writing-mode="lr-tb"/>
      <style:text-properties style:font-name="Calibri" fo:font-size="12pt" fo:language="ru" fo:country="RU" fo:font-weight="bold" officeooo:rsid="0013d7c1" officeooo:paragraph-rsid="0013d7c1" style:font-size-asian="12pt" style:font-weight-asian="bold" style:font-size-complex="12pt" style:font-weight-complex="bold"/>
    </style:style>
    <style:style style:name="P17" style:family="paragraph" style:parent-style-name="Standard">
      <style:paragraph-properties fo:text-align="start" style:justify-single-word="false" style:writing-mode="lr-tb"/>
      <style:text-properties style:font-name="Calibri" fo:font-size="12pt" fo:language="ru" fo:country="RU" fo:font-weight="normal" officeooo:rsid="00144e10" officeooo:paragraph-rsid="00144e10" style:font-size-asian="12pt" style:font-weight-asian="normal" style:font-size-complex="12pt" style:font-weight-complex="normal"/>
    </style:style>
    <style:style style:name="P18" style:family="paragraph" style:parent-style-name="Standard">
      <style:paragraph-properties fo:text-align="start" style:justify-single-word="false" style:writing-mode="lr-tb"/>
      <style:text-properties style:font-name="Calibri" fo:font-size="12pt" fo:language="ru" fo:country="RU" fo:font-weight="normal" officeooo:rsid="0015ec7e" officeooo:paragraph-rsid="0015ec7e" style:font-size-asian="10.5pt" style:font-weight-asian="normal" style:font-size-complex="12pt" style:font-weight-complex="normal"/>
    </style:style>
    <style:style style:name="P19" style:family="paragraph" style:parent-style-name="Standard">
      <style:paragraph-properties fo:text-align="start" style:justify-single-word="false" style:writing-mode="lr-tb"/>
      <style:text-properties style:font-name="Calibri" fo:font-size="12pt" fo:language="ru" fo:country="RU" fo:font-weight="normal" officeooo:rsid="0017e079" officeooo:paragraph-rsid="0017e079" style:font-size-asian="10.5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style:font-name="Calibri" fo:font-size="12pt" fo:language="ru" fo:country="RU" fo:font-weight="normal" officeooo:rsid="0017e079" officeooo:paragraph-rsid="001917e4" style:font-size-asian="10.5pt" style:font-weight-asian="normal" style:font-size-complex="12pt" style:font-weight-complex="normal"/>
    </style:style>
    <style:style style:name="P21" style:family="paragraph" style:parent-style-name="Standard">
      <style:paragraph-properties fo:text-align="start" style:justify-single-word="false" style:writing-mode="lr-tb"/>
      <style:text-properties style:font-name="Calibri" fo:font-size="12pt" fo:language="ru" fo:country="RU" fo:font-weight="normal" officeooo:rsid="00192499" officeooo:paragraph-rsid="00192499" style:font-size-asian="10.5pt" style:font-weight-asian="normal" style:font-size-complex="12pt" style:font-weight-complex="normal"/>
    </style:style>
    <style:style style:name="P22" style:family="paragraph" style:parent-style-name="Standard">
      <style:paragraph-properties fo:text-align="start" style:justify-single-word="false" style:writing-mode="lr-tb"/>
      <style:text-properties style:font-name="Calibri" fo:font-size="12pt" fo:language="ru" fo:country="RU" fo:font-weight="normal" officeooo:rsid="00192499" officeooo:paragraph-rsid="0032942d" style:font-size-asian="10.5pt" style:font-weight-asian="normal" style:font-size-complex="12pt" style:font-weight-complex="normal"/>
    </style:style>
    <style:style style:name="P23" style:family="paragraph" style:parent-style-name="Standard">
      <style:paragraph-properties fo:text-align="start" style:justify-single-word="false" style:writing-mode="lr-tb"/>
      <style:text-properties style:font-name="Calibri" fo:font-size="12pt" fo:language="ru" fo:country="RU" fo:font-weight="normal" officeooo:rsid="001bc423" officeooo:paragraph-rsid="001bc423" style:font-size-asian="10.5pt" style:font-weight-asian="normal" style:font-size-complex="12pt" style:font-weight-complex="normal"/>
    </style:style>
    <style:style style:name="P24" style:family="paragraph" style:parent-style-name="Standard">
      <style:paragraph-properties fo:text-align="start" style:justify-single-word="false" style:writing-mode="lr-tb"/>
      <style:text-properties style:font-name="Calibri" fo:font-size="12pt" fo:language="ru" fo:country="RU" fo:font-weight="normal" officeooo:rsid="001bc423" officeooo:paragraph-rsid="001c5946" style:font-size-asian="10.5pt" style:font-weight-asian="normal" style:font-size-complex="12pt" style:font-weight-complex="normal"/>
    </style:style>
    <style:style style:name="P25" style:family="paragraph" style:parent-style-name="Standard">
      <style:paragraph-properties fo:text-align="start" style:justify-single-word="false" style:writing-mode="lr-tb"/>
      <style:text-properties style:font-name="Calibri" fo:font-size="12pt" fo:language="ru" fo:country="RU" fo:font-weight="normal" officeooo:rsid="001bc423" officeooo:paragraph-rsid="0032942d" style:font-size-asian="10.5pt" style:font-weight-asian="normal" style:font-size-complex="12pt" style:font-weight-complex="normal"/>
    </style:style>
    <style:style style:name="P26" style:family="paragraph" style:parent-style-name="Standard">
      <style:paragraph-properties fo:text-align="start" style:justify-single-word="false" style:writing-mode="lr-tb"/>
      <style:text-properties style:font-name="Calibri" fo:font-size="12pt" fo:language="ru" fo:country="RU" fo:font-weight="normal" officeooo:rsid="001dc826" officeooo:paragraph-rsid="001dc826" style:font-size-asian="10.5pt" style:font-weight-asian="normal" style:font-size-complex="12pt" style:font-weight-complex="normal"/>
    </style:style>
    <style:style style:name="P27" style:family="paragraph" style:parent-style-name="Standard">
      <style:paragraph-properties fo:text-align="start" style:justify-single-word="false" style:writing-mode="lr-tb"/>
      <style:text-properties style:font-name="Calibri" fo:font-size="12pt" fo:language="ru" fo:country="RU" fo:font-weight="normal" officeooo:rsid="001dc826" officeooo:paragraph-rsid="0020b944" style:font-size-asian="10.5pt" style:font-weight-asian="normal" style:font-size-complex="12pt" style:font-weight-complex="normal"/>
    </style:style>
    <style:style style:name="P28" style:family="paragraph" style:parent-style-name="Standard">
      <style:paragraph-properties fo:text-align="start" style:justify-single-word="false" style:writing-mode="lr-tb"/>
      <style:text-properties style:font-name="Calibri" fo:font-size="12pt" fo:language="ru" fo:country="RU" fo:font-weight="normal" officeooo:rsid="001f4b97" officeooo:paragraph-rsid="001f4b97" style:font-size-asian="10.5pt" style:font-weight-asian="normal" style:font-size-complex="12pt" style:font-weight-complex="normal"/>
    </style:style>
    <style:style style:name="P29" style:family="paragraph" style:parent-style-name="Standard">
      <style:paragraph-properties fo:text-align="start" style:justify-single-word="false" style:writing-mode="lr-tb"/>
      <style:text-properties style:font-name="Calibri" fo:font-size="12pt" fo:language="ru" fo:country="RU" fo:font-weight="normal" officeooo:rsid="0020b944" officeooo:paragraph-rsid="0020b944" style:font-size-asian="10.5pt" style:font-weight-asian="normal" style:font-size-complex="12pt" style:font-weight-complex="normal"/>
    </style:style>
    <style:style style:name="P30" style:family="paragraph" style:parent-style-name="Standard">
      <style:paragraph-properties fo:text-align="start" style:justify-single-word="false" style:writing-mode="lr-tb"/>
      <style:text-properties style:font-name="Calibri" fo:font-size="12pt" fo:language="ru" fo:country="RU" fo:font-weight="normal" officeooo:rsid="0021fa7d" officeooo:paragraph-rsid="0021fa7d" style:font-size-asian="10.5pt" style:font-weight-asian="normal" style:font-size-complex="12pt" style:font-weight-complex="normal"/>
    </style:style>
    <style:style style:name="P31" style:family="paragraph" style:parent-style-name="Standard">
      <style:paragraph-properties fo:text-align="start" style:justify-single-word="false" style:writing-mode="lr-tb"/>
      <style:text-properties style:font-name="Calibri" fo:font-size="12pt" fo:language="ru" fo:country="RU" fo:font-weight="normal" officeooo:rsid="00220afb" officeooo:paragraph-rsid="00220afb" style:font-size-asian="10.5pt" style:font-weight-asian="normal" style:font-size-complex="12pt" style:font-weight-complex="normal"/>
    </style:style>
    <style:style style:name="P32" style:family="paragraph" style:parent-style-name="Standard">
      <style:paragraph-properties fo:text-align="start" style:justify-single-word="false" style:writing-mode="lr-tb"/>
      <style:text-properties style:font-name="Calibri" fo:font-size="12pt" fo:language="ru" fo:country="RU" fo:font-weight="normal" officeooo:rsid="00221922" officeooo:paragraph-rsid="00221922" style:font-size-asian="10.5pt" style:font-weight-asian="normal" style:font-size-complex="12pt" style:font-weight-complex="normal"/>
    </style:style>
    <style:style style:name="P33" style:family="paragraph" style:parent-style-name="Standard">
      <style:paragraph-properties fo:text-align="start" style:justify-single-word="false" style:writing-mode="lr-tb"/>
      <style:text-properties style:font-name="Calibri" fo:font-size="12pt" fo:language="ru" fo:country="RU" fo:font-weight="normal" officeooo:rsid="002562b3" officeooo:paragraph-rsid="002562b3" style:font-size-asian="10.5pt" style:font-weight-asian="normal" style:font-size-complex="12pt" style:font-weight-complex="normal"/>
    </style:style>
    <style:style style:name="P34" style:family="paragraph" style:parent-style-name="Standard">
      <style:paragraph-properties fo:text-align="start" style:justify-single-word="false" style:writing-mode="lr-tb"/>
      <style:text-properties style:font-name="Calibri" fo:font-size="12pt" fo:language="ru" fo:country="RU" fo:font-weight="normal" officeooo:rsid="0028549e" officeooo:paragraph-rsid="0028549e" style:font-size-asian="10.5pt" style:font-weight-asian="normal" style:font-size-complex="12pt" style:font-weight-complex="normal"/>
    </style:style>
    <style:style style:name="P35" style:family="paragraph" style:parent-style-name="Standard">
      <style:paragraph-properties fo:text-align="start" style:justify-single-word="false" style:writing-mode="lr-tb"/>
      <style:text-properties style:font-name="Calibri" fo:font-size="12pt" fo:language="ru" fo:country="RU" fo:font-weight="normal" officeooo:rsid="0029f36a" officeooo:paragraph-rsid="0029f36a" style:font-size-asian="10.5pt" style:font-weight-asian="normal" style:font-size-complex="12pt" style:font-weight-complex="normal"/>
    </style:style>
    <style:style style:name="P36" style:family="paragraph" style:parent-style-name="Standard">
      <style:paragraph-properties fo:text-align="start" style:justify-single-word="false" style:writing-mode="lr-tb"/>
      <style:text-properties style:font-name="Calibri" fo:font-size="12pt" fo:language="ru" fo:country="RU" fo:font-weight="normal" officeooo:rsid="002a3e82" officeooo:paragraph-rsid="002a3e82" style:font-size-asian="10.5pt" style:font-weight-asian="normal" style:font-size-complex="12pt" style:font-weight-complex="normal"/>
    </style:style>
    <style:style style:name="P37" style:family="paragraph" style:parent-style-name="Standard">
      <style:paragraph-properties fo:text-align="start" style:justify-single-word="false" style:writing-mode="lr-tb"/>
      <style:text-properties style:font-name="Calibri" fo:font-size="12pt" fo:language="ru" fo:country="RU" fo:font-weight="normal" officeooo:rsid="002b712c" officeooo:paragraph-rsid="002b712c" style:font-size-asian="10.5pt" style:font-weight-asian="normal" style:font-size-complex="12pt" style:font-weight-complex="normal"/>
    </style:style>
    <style:style style:name="P38" style:family="paragraph" style:parent-style-name="Standard">
      <style:paragraph-properties fo:text-align="start" style:justify-single-word="false" style:writing-mode="lr-tb"/>
      <style:text-properties style:font-name="Calibri" fo:font-size="12pt" fo:language="ru" fo:country="RU" fo:font-weight="normal" officeooo:rsid="002e9c25" officeooo:paragraph-rsid="002e9c25" style:font-size-asian="10.5pt" style:font-weight-asian="normal" style:font-size-complex="12pt" style:font-weight-complex="normal"/>
    </style:style>
    <style:style style:name="P39" style:family="paragraph" style:parent-style-name="Standard">
      <style:paragraph-properties fo:text-align="start" style:justify-single-word="false" style:writing-mode="lr-tb"/>
      <style:text-properties style:font-name="Calibri" fo:font-size="12pt" fo:language="ru" fo:country="RU" fo:font-weight="normal" officeooo:rsid="002f4608" officeooo:paragraph-rsid="002f4608" style:font-size-asian="10.5pt" style:font-weight-asian="normal" style:font-size-complex="12pt" style:font-weight-complex="normal"/>
    </style:style>
    <style:style style:name="P40" style:family="paragraph" style:parent-style-name="Standard">
      <style:paragraph-properties fo:text-align="start" style:justify-single-word="false" style:writing-mode="lr-tb"/>
      <style:text-properties style:font-name="Calibri" fo:font-size="12pt" fo:language="ru" fo:country="RU" fo:font-weight="normal" officeooo:rsid="00316853" officeooo:paragraph-rsid="00316853" style:font-size-asian="10.5pt" style:font-weight-asian="normal" style:font-size-complex="12pt" style:font-weight-complex="normal"/>
    </style:style>
    <style:style style:name="P41" style:family="paragraph" style:parent-style-name="Standard">
      <style:paragraph-properties fo:text-align="start" style:justify-single-word="false" style:writing-mode="lr-tb"/>
      <style:text-properties style:font-name="Calibri" fo:font-size="12pt" fo:language="ru" fo:country="RU" fo:font-style="normal" fo:font-weight="normal" officeooo:rsid="001c5946" officeooo:paragraph-rsid="001c5946"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writing-mode="lr-tb"/>
      <style:text-properties style:font-name="Calibri" fo:font-size="12pt" fo:language="en" fo:country="US" fo:font-weight="normal" style:font-size-asian="12pt" style:font-weight-asian="normal" style:font-size-complex="12pt" style:font-weight-complex="normal"/>
    </style:style>
    <style:style style:name="P43" style:family="paragraph" style:parent-style-name="Standard">
      <style:paragraph-properties fo:text-align="start" style:justify-single-word="false" style:writing-mode="lr-tb"/>
      <style:text-properties style:font-name="Calibri" fo:font-size="20pt" fo:language="ru" fo:country="RU" fo:font-weight="bold" officeooo:rsid="0012ac7d" officeooo:paragraph-rsid="0012ac7d" style:font-size-asian="20pt" style:font-weight-asian="bold" style:font-size-complex="20pt" style:font-weight-complex="bold"/>
    </style:style>
    <style:style style:name="P44" style:family="paragraph" style:parent-style-name="Standard">
      <style:paragraph-properties fo:text-align="start" style:justify-single-word="false" style:writing-mode="lr-tb"/>
      <style:text-properties style:font-name="Calibri" fo:font-size="14pt" fo:language="ru" fo:country="RU" fo:font-weight="bold" officeooo:rsid="0017e079" officeooo:paragraph-rsid="0017e079" style:font-size-asian="14pt" style:font-weight-asian="bold" style:font-size-complex="14pt" style:font-weight-complex="bold"/>
    </style:style>
    <style:style style:name="P45" style:family="paragraph" style:parent-style-name="Standard">
      <style:paragraph-properties fo:text-align="start" style:justify-single-word="false" style:writing-mode="lr-tb"/>
      <style:text-properties style:font-name="Calibri" fo:font-size="14pt" fo:language="ru" fo:country="RU" fo:font-weight="bold" officeooo:paragraph-rsid="0017e079" style:font-size-asian="14pt" style:font-weight-asian="bold" style:font-size-complex="14pt" style:font-weight-complex="bold"/>
    </style:style>
    <style:style style:name="P46" style:family="paragraph" style:parent-style-name="Standard">
      <style:paragraph-properties fo:text-align="start" style:justify-single-word="false" style:writing-mode="lr-tb"/>
      <style:text-properties style:font-name="Calibri" fo:font-size="14pt" fo:language="en" fo:country="US" fo:font-weight="bold" officeooo:rsid="0017b527" officeooo:paragraph-rsid="0017e079" style:font-size-asian="14pt" style:font-weight-asian="bold" style:font-size-complex="14pt" style:font-weight-complex="bold"/>
    </style:style>
    <style:style style:name="P47" style:family="paragraph" style:parent-style-name="Standard">
      <style:paragraph-properties fo:text-align="start" style:justify-single-word="false" style:writing-mode="lr-tb"/>
    </style:style>
    <style:style style:name="P48" style:family="paragraph" style:parent-style-name="Standard">
      <style:paragraph-properties fo:text-align="start" style:justify-single-word="false" style:writing-mode="lr-tb"/>
      <style:text-properties officeooo:paragraph-rsid="00226fd5"/>
    </style:style>
    <style:style style:name="P49" style:family="paragraph" style:parent-style-name="Standard">
      <style:paragraph-properties fo:text-align="start" style:justify-single-word="false" style:writing-mode="lr-tb"/>
      <style:text-properties fo:language="en" fo:country="US" officeooo:rsid="0017b527" officeooo:paragraph-rsid="0017b527"/>
    </style:style>
    <style:style style:name="P50" style:family="paragraph" style:parent-style-name="Standard">
      <style:paragraph-properties fo:text-align="start" style:justify-single-word="false" style:writing-mode="lr-tb"/>
      <style:text-properties fo:font-size="14pt" fo:font-weight="bold" officeooo:paragraph-rsid="0017e079" style:font-size-asian="14pt" style:font-weight-asian="bold" style:font-size-complex="14pt" style:font-weight-complex="bold"/>
    </style:style>
    <style:style style:name="P51" style:family="paragraph" style:parent-style-name="Standard">
      <style:paragraph-properties fo:text-align="start" style:justify-single-word="false" style:writing-mode="lr-tb"/>
      <style:text-properties officeooo:rsid="0021fb10" officeooo:paragraph-rsid="0021fb10"/>
    </style:style>
    <style:style style:name="P52" style:family="paragraph" style:parent-style-name="Standard">
      <style:paragraph-properties fo:text-align="start" style:justify-single-word="false" style:writing-mode="lr-tb"/>
      <style:text-properties officeooo:rsid="00226fd5" officeooo:paragraph-rsid="00226fd5"/>
    </style:style>
    <style:style style:name="T1" style:family="text">
      <style:text-properties fo:font-size="22pt" fo:language="ru" fo:country="RU" fo:font-weight="bold" style:font-size-asian="22pt" style:font-weight-asian="bold" style:font-size-complex="22pt" style:font-weight-complex="bold"/>
    </style:style>
    <style:style style:name="T2" style:family="text">
      <style:text-properties fo:font-size="22pt" fo:language="en" fo:country="US" fo:font-weight="bold" style:font-size-asian="22pt" style:font-weight-asian="bold" style:font-size-complex="22pt" style:font-weight-complex="bold"/>
    </style:style>
    <style:style style:name="T3" style:family="text">
      <style:text-properties style:font-name="Calibri"/>
    </style:style>
    <style:style style:name="T4" style:family="text">
      <style:text-properties style:font-name="Calibri" fo:font-size="12pt" fo:language="ru" fo:country="RU" fo:font-weight="normal" style:font-size-asian="12pt" style:font-weight-asian="normal" style:font-size-complex="12pt" style:font-weight-complex="normal"/>
    </style:style>
    <style:style style:name="T5" style:family="text">
      <style:text-properties style:font-name="Calibri" fo:font-size="12pt" fo:language="ru" fo:country="RU" fo:font-weight="normal" officeooo:rsid="00115a58" style:font-size-asian="12pt" style:font-weight-asian="normal" style:font-size-complex="12pt" style:font-weight-complex="normal"/>
    </style:style>
    <style:style style:name="T6" style:family="text">
      <style:text-properties style:font-name="Calibri" fo:font-size="12pt" fo:language="ru" fo:country="RU" fo:font-weight="normal" officeooo:rsid="00140d56" style:font-size-asian="12pt" style:font-weight-asian="normal" style:font-size-complex="12pt" style:font-weight-complex="normal"/>
    </style:style>
    <style:style style:name="T7" style:family="text">
      <style:text-properties style:font-name="Calibri" fo:font-size="12pt" fo:language="ru" fo:country="RU" fo:font-weight="normal" officeooo:rsid="00144e10" style:font-size-asian="12pt" style:font-weight-asian="normal" style:font-size-complex="12pt" style:font-weight-complex="normal"/>
    </style:style>
    <style:style style:name="T8" style:family="text">
      <style:text-properties style:font-name="Calibri" fo:font-size="12pt" fo:language="ru" fo:country="RU" fo:font-weight="normal" style:font-size-asian="10.5pt" style:font-weight-asian="normal" style:font-size-complex="12pt" style:font-weight-complex="normal"/>
    </style:style>
    <style:style style:name="T9" style:family="text">
      <style:text-properties style:font-name="Calibri" fo:font-size="12pt" fo:language="ru" fo:country="RU" fo:font-weight="normal" officeooo:rsid="00221922" style:font-size-asian="10.5pt" style:font-weight-asian="normal" style:font-size-complex="12pt" style:font-weight-complex="normal"/>
    </style:style>
    <style:style style:name="T10" style:family="text">
      <style:text-properties style:font-name="Calibri" fo:font-size="12pt" fo:language="ru" fo:country="RU" fo:font-weight="normal" officeooo:rsid="00226fd5" style:font-size-asian="10.5pt" style:font-weight-asian="normal" style:font-size-complex="12pt" style:font-weight-complex="normal"/>
    </style:style>
    <style:style style:name="T11" style:family="text">
      <style:text-properties style:font-name="Calibri" fo:font-size="12pt" fo:language="ru" fo:country="RU" fo:font-weight="normal" officeooo:rsid="0024164f" style:font-size-asian="10.5pt" style:font-weight-asian="normal" style:font-size-complex="12pt" style:font-weight-complex="normal"/>
    </style:style>
    <style:style style:name="T12" style:family="text">
      <style:text-properties style:font-name="Calibri" fo:font-size="12pt" fo:language="ru" fo:country="RU" fo:font-weight="bold" officeooo:rsid="00221922" style:font-size-asian="10.5pt" style:font-weight-asian="bold" style:font-size-complex="12pt" style:font-weight-complex="bold"/>
    </style:style>
    <style:style style:name="T13" style:family="text">
      <style:text-properties style:font-name="Calibri" fo:font-size="12pt" fo:language="ru" fo:country="RU" fo:font-weight="bold" officeooo:rsid="00226fd5" style:font-size-asian="10.5pt" style:font-weight-asian="bold" style:font-size-complex="12pt" style:font-weight-complex="bold"/>
    </style:style>
    <style:style style:name="T14" style:family="text">
      <style:text-properties style:font-name="Calibri" fo:font-size="12pt" fo:language="en" fo:country="US" fo:font-weight="normal" style:font-size-asian="12pt" style:font-weight-asian="normal" style:font-size-complex="12pt" style:font-weight-complex="normal"/>
    </style:style>
    <style:style style:name="T15" style:family="text">
      <style:text-properties style:font-name="Calibri" fo:font-size="12pt" fo:language="en" fo:country="US" fo:font-weight="normal" officeooo:rsid="00144e10" style:font-size-asian="12pt" style:font-weight-asian="normal" style:font-size-complex="12pt" style:font-weight-complex="normal"/>
    </style:style>
    <style:style style:name="T16" style:family="text">
      <style:text-properties style:font-name="Calibri" fo:font-size="12pt" fo:language="en" fo:country="US" fo:font-weight="normal" officeooo:rsid="00221922" style:font-size-asian="10.5pt" style:font-weight-asian="normal" style:font-size-complex="12pt" style:font-weight-complex="normal"/>
    </style:style>
    <style:style style:name="T17" style:family="text">
      <style:text-properties style:font-name="Calibri" fo:font-size="12pt" fo:font-weight="normal" style:font-size-asian="12pt" style:font-weight-asian="normal" style:font-size-complex="12pt" style:font-weight-complex="normal"/>
    </style:style>
    <style:style style:name="T18" style:family="text">
      <style:text-properties style:font-name="Calibri" officeooo:rsid="0015ec7e"/>
    </style:style>
    <style:style style:name="T19" style:family="text">
      <style:text-properties style:font-name="Calibri" fo:language="en" fo:country="US"/>
    </style:style>
    <style:style style:name="T20" style:family="text">
      <style:text-properties style:font-name="Calibri" fo:language="ru" fo:country="RU"/>
    </style:style>
    <style:style style:name="T21" style:family="text">
      <style:text-properties fo:language="ru" fo:country="RU"/>
    </style:style>
    <style:style style:name="T22" style:family="text">
      <style:text-properties fo:font-weight="bold" style:font-weight-asian="bold" style:font-weight-complex="bold"/>
    </style:style>
    <style:style style:name="T23" style:family="text">
      <style:text-properties officeooo:rsid="00115289"/>
    </style:style>
    <style:style style:name="T24" style:family="text">
      <style:text-properties fo:language="en" fo:country="US"/>
    </style:style>
    <style:style style:name="T25" style:family="text">
      <style:text-properties fo:language="en" fo:country="US" fo:font-style="italic" style:font-style-asian="italic" style:font-style-complex="italic"/>
    </style:style>
    <style:style style:name="T26" style:family="text">
      <style:text-properties fo:language="en" fo:country="US" officeooo:rsid="001c5946"/>
    </style:style>
    <style:style style:name="T27" style:family="text">
      <style:text-properties fo:language="en" fo:country="US" officeooo:rsid="001dc826"/>
    </style:style>
    <style:style style:name="T28" style:family="text">
      <style:text-properties fo:language="en" fo:country="US" officeooo:rsid="00220afb"/>
    </style:style>
    <style:style style:name="T29" style:family="text">
      <style:text-properties fo:language="en" fo:country="US" officeooo:rsid="002d0899"/>
    </style:style>
    <style:style style:name="T30" style:family="text">
      <style:text-properties fo:language="en" fo:country="US" fo:font-weight="bold" officeooo:rsid="002d0899" style:font-weight-asian="bold" style:font-weight-complex="bold"/>
    </style:style>
    <style:style style:name="T31" style:family="text">
      <style:text-properties fo:language="en" fo:country="US" fo:font-weight="bold" officeooo:rsid="002e4bc2" style:font-weight-asian="bold" style:font-weight-complex="bold"/>
    </style:style>
    <style:style style:name="T32" style:family="text">
      <style:text-properties fo:language="en" fo:country="US" officeooo:rsid="002e4bc2"/>
    </style:style>
    <style:style style:name="T33" style:family="text">
      <style:text-properties fo:language="en" fo:country="US" officeooo:rsid="002e9c25"/>
    </style:style>
    <style:style style:name="T34" style:family="text">
      <style:text-properties fo:language="en" fo:country="US" officeooo:rsid="0033bc8e"/>
    </style:style>
    <style:style style:name="T35" style:family="text">
      <style:text-properties officeooo:rsid="001ad0ea"/>
    </style:style>
    <style:style style:name="T36" style:family="text">
      <style:text-properties officeooo:rsid="001c5946"/>
    </style:style>
    <style:style style:name="T37" style:family="text">
      <style:text-properties fo:color="#0000ff" loext:opacity="100%"/>
    </style:style>
    <style:style style:name="T38" style:family="text">
      <style:text-properties fo:color="#008000" loext:opacity="100%"/>
    </style:style>
    <style:style style:name="T39" style:family="text">
      <style:text-properties fo:color="#666666" loext:opacity="100%"/>
    </style:style>
    <style:style style:name="T40" style:family="text">
      <style:text-properties fo:font-variant="normal" fo:text-transform="none" fo:color="#666666" loext:opacity="100%" fo:letter-spacing="normal"/>
    </style:style>
    <style:style style:name="T41" style:family="text">
      <style:text-properties fo:font-variant="normal" fo:text-transform="none" fo:color="#0000ff" loext:opacity="100%" fo:letter-spacing="normal"/>
    </style:style>
    <style:style style:name="T42" style:family="text">
      <style:text-properties fo:font-variant="normal" fo:text-transform="none" fo:color="#0000ff" loext:opacity="100%" style:font-name="monospace" fo:font-size="10.5pt" fo:letter-spacing="normal" fo:font-style="normal" style:font-style-asian="normal" style:font-style-complex="normal"/>
    </style:style>
    <style:style style:name="T43" style:family="text">
      <style:text-properties fo:font-variant="normal" fo:text-transform="none" fo:color="#0000ff" loext:opacity="100%" style:font-name="monospace" fo:font-size="10.5pt" fo:letter-spacing="normal" fo:font-style="normal" officeooo:rsid="001c5946" style:font-style-asian="normal" style:font-style-complex="normal"/>
    </style:style>
    <style:style style:name="T44" style:family="text">
      <style:text-properties fo:font-variant="normal" fo:text-transform="none" fo:color="#0000ff" loext:opacity="100%" style:font-name="monospace" fo:font-size="10.5pt" fo:letter-spacing="normal" fo:language="en" fo:country="US" fo:font-style="normal" style:font-style-asian="normal" style:font-style-complex="normal"/>
    </style:style>
    <style:style style:name="T45" style:family="text">
      <style:text-properties fo:font-variant="normal" fo:text-transform="none" fo:color="#008000" loext:opacity="100%" fo:letter-spacing="normal"/>
    </style:style>
    <style:style style:name="T46" style:family="text">
      <style:text-properties fo:font-variant="normal" fo:text-transform="none" fo:color="#202122" loext:opacity="100%" style:font-name="sans-serif" fo:font-size="10.5pt" fo:letter-spacing="normal" fo:font-style="normal" fo:font-weight="bold" officeooo:rsid="00226fd5" style:font-weight-asian="bold" style:font-weight-complex="bold"/>
    </style:style>
    <style:style style:name="T47" style:family="text">
      <style:text-properties officeooo:rsid="001dc826"/>
    </style:style>
    <style:style style:name="T48" style:family="text">
      <style:text-properties officeooo:rsid="0020b944"/>
    </style:style>
    <style:style style:name="T49" style:family="text">
      <style:text-properties officeooo:rsid="0021fb10"/>
    </style:style>
    <style:style style:name="T50" style:family="text">
      <style:text-properties officeooo:rsid="00220afb"/>
    </style:style>
    <style:style style:name="T51" style:family="text">
      <style:text-properties officeooo:rsid="0026ff22"/>
    </style:style>
    <style:style style:name="T52" style:family="text">
      <style:text-properties officeooo:rsid="002d0899"/>
    </style:style>
    <style:style style:name="T53" style:family="text">
      <style:text-properties officeooo:rsid="002e4bc2"/>
    </style:style>
    <style:style style:name="T54" style:family="text">
      <style:text-properties officeooo:rsid="002e9c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Программирование с использованием языков Си и </text:span><text:span text:style-name="T2">C++</text:span></text:p>
      <text:p text:style-name="P3"/>
      <text:p text:style-name="P3"/>
      <text:p text:style-name="P7">Версия 1</text:p>
      <text:p text:style-name="P7"/>
      <text:p text:style-name="P6">Данн<text:span text:style-name="T23">ая книга</text:span> предназначен<text:span text:style-name="T23">а</text:span> для новичков в программировании.</text:p>
      <text:p text:style-name="P6">Будет множество примеров, детальное описание различных вещей, рекомендации и личные наблюдения автора.</text:p>
      <text:p text:style-name="P6">Так-же <text:span text:style-name="T23">книга</text:span> берёт знания из множества других книг, в их числе <text:span text:style-name="T22">The C Programming Language.</text:span></text:p>
      <text:p text:style-name="P16">ОПИСАНИЕ БУДЕТ ПОЛНОЕ, С ПРИМЕРАМИ И КАРТИНКАМИ. И без воды.</text:p>
      <text:p text:style-name="P1"><text:span text:style-name="T4">Кроме самих языков рассматриваются всякие прочие темы, которые будут интересными для начинающих, например, как работать с клавиатурой и мышью, как написать свой </text:span><text:span text:style-name="T14">GUI, </text:span><text:span text:style-name="T4">огромное количество информации о </text:span><text:span text:style-name="T14">3D, </text:span><text:span text:style-name="T4">создание динамических и статических библиотек</text:span><text:span text:style-name="T14"> </text:span><text:span text:style-name="T5">и т. д. </text:span><text:span text:style-name="T7">Так-же будут добавлены и обновлены всякие туториалы, не относящихся к каким-то конкретным библиотекам, за исключением профессиональных типа </text:span><text:span text:style-name="T15">zlib.</text:span></text:p>
      <text:p text:style-name="P17">Главная цель книги — напичкать её полезной информацией с понятным, внятным объяснением.</text:p>
      <text:p text:style-name="P12"><text:span text:style-name="T5">П</text:span><text:span text:style-name="T4">о окончании изучения ты будешь способен делать программу любой сложности!</text:span></text:p>
      <text:p text:style-name="P12"><text:span text:style-name="T6">Д</text:span><text:span text:style-name="T4">анная книга будет обновляться</text:span><text:span text:style-name="T6">.</text:span></text:p>
      <text:p text:style-name="P4"/>
      <text:p text:style-name="P5">Содержание.</text:p>
      <text:p text:style-name="P1"><text:span text:style-name="T14">1. </text:span><text:span text:style-name="T4">Общее</text:span></text:p>
      <text:p text:style-name="P6">1.1 Что нужно</text:p>
      <text:p text:style-name="P1"><text:span text:style-name="T14">1.2 </text:span><text:span text:style-name="T4">Ключевые слова</text:span></text:p>
      <text:p text:style-name="P6">1.3 Нужна ли математика</text:p>
      <text:p text:style-name="P1"><text:span text:style-name="T14">1.4 </text:span><text:span text:style-name="T4">Работать со множеством документов</text:span></text:p>
      <text:p text:style-name="P1"><text:span text:style-name="T14">1.5 </text:span><text:span text:style-name="T4">Главная сложность при обучении</text:span></text:p>
      <text:p text:style-name="P49"><text:span text:style-name="T17">1.6 </text:span><text:span text:style-name="T4">Код на </text:span><text:span text:style-name="T17">GitHub</text:span></text:p>
      <text:p text:style-name="P6"/>
      <text:p text:style-name="P1"><text:span text:style-name="T14">2</text:span><text:span text:style-name="T4">. Си</text:span></text:p>
      <text:p text:style-name="P6">2.1 Переменные</text:p>
      <text:p text:style-name="P6">2.1.1 Типы переменных</text:p>
      <text:p text:style-name="P6">2.1.2 Размеры переменных</text:p>
      <text:p text:style-name="P6">2.1.3 Инкремент\декремент</text:p>
      <text:p text:style-name="P1"><text:span text:style-name="T4">2.1.4 Глобальные переменные, </text:span><text:span text:style-name="T14">extern, static</text:span></text:p>
      <text:p text:style-name="P1"><text:span text:style-name="T14">2.1.5 </text:span><text:span text:style-name="T4">Константы</text:span></text:p>
      <text:p text:style-name="P6">2.1.6 Битовые операции</text:p>
      <text:p text:style-name="P1"><text:span text:style-name="T4">2.1.7 </text:span><text:span text:style-name="T14">l-value r-value</text:span></text:p>
      <text:p text:style-name="P1"><text:span text:style-name="T14">2.1.8 </text:span><text:span text:style-name="T4">Литералы</text:span></text:p>
      <text:p text:style-name="P6">2.1.9 Массивы</text:p>
      <text:p text:style-name="P6">2.1.10 Строки и символы</text:p>
      <text:p text:style-name="P6"/>
      <text:p text:style-name="P6">2.2 Управление ходом выполнения программы</text:p>
      <text:p text:style-name="P6">2.2.1 Блоки и область видимости</text:p>
      <text:p text:style-name="P8">2.2.2 if, else</text:p>
      <text:p text:style-name="P8"><text:soft-page-break/>2.2.3 switch, break, default</text:p>
      <text:p text:style-name="P1"><text:span text:style-name="T4">2.</text:span><text:span text:style-name="T14">2.4</text:span><text:span text:style-name="T4"> </text:span><text:span text:style-name="T14">enum</text:span></text:p>
      <text:p text:style-name="P8">2.2.5 for, while, do while, break, continue</text:p>
      <text:p text:style-name="P1"><text:span text:style-name="T4">2.2.6 </text:span><text:span text:style-name="T14">goto</text:span></text:p>
      <text:p text:style-name="P8"/>
      <text:p text:style-name="P8"/>
      <text:p text:style-name="P1"><text:span text:style-name="T4">2.</text:span><text:span text:style-name="T14">3</text:span><text:span text:style-name="T4"> </text:span><text:span text:style-name="T14">struct</text:span></text:p>
      <text:p text:style-name="P6">2.3.1 Выравнивание</text:p>
      <text:p text:style-name="P8"/>
      <text:p text:style-name="P8">2.4 union</text:p>
      <text:p text:style-name="P8"/>
      <text:p text:style-name="P1"><text:span text:style-name="T4">2.</text:span><text:span text:style-name="T14">5</text:span><text:span text:style-name="T4"> Функции</text:span></text:p>
      <text:p text:style-name="P1"><text:span text:style-name="T14">2.5.1 </text:span><text:span text:style-name="T4">Имена</text:span></text:p>
      <text:p text:style-name="P6">2.5.2 Параметры и аргументы</text:p>
      <text:p text:style-name="P6">2.5.3 Объявление и определение</text:p>
      <text:p text:style-name="P1"><text:span text:style-name="T4">2.5.4 </text:span><text:span text:style-name="T14">static </text:span><text:span text:style-name="T4">переменные</text:span></text:p>
      <text:p text:style-name="P51"><text:span text:style-name="T4">2.5.5 Рекурсия</text:span></text:p>
      <text:p text:style-name="P6"/>
      <text:p text:style-name="P6">2.6 Указатели</text:p>
      <text:p text:style-name="P6">2.6.1 Работа с памятью</text:p>
      <text:p text:style-name="P6">2.6.2 Массивы</text:p>
      <text:p text:style-name="P6">2.6.3 Указатели на функции</text:p>
      <text:p text:style-name="P6"/>
      <text:p text:style-name="P1"><text:span text:style-name="T4">2.7 </text:span><text:span text:style-name="T14">typedef</text:span></text:p>
      <text:p text:style-name="P6">2.7.1 Синонимы</text:p>
      <text:p text:style-name="P1"><text:span text:style-name="T4">2.7.2 </text:span><text:span text:style-name="T14">typedef </text:span><text:span text:style-name="T4">для указателей на функции</text:span></text:p>
      <text:p text:style-name="P8"/>
      <text:p text:style-name="P1"><text:span text:style-name="T14">2.8 </text:span><text:span text:style-name="T4">Коллбэки</text:span></text:p>
      <text:p text:style-name="P6"/>
      <text:p text:style-name="P1"><text:span text:style-name="T4">2.</text:span><text:span text:style-name="T14">9</text:span><text:span text:style-name="T4"> Препроцессор</text:span></text:p>
      <text:p text:style-name="P6">2.9.1 Макросы</text:p>
      <text:p text:style-name="P1"><text:span text:style-name="T4">2.9.2 </text:span><text:span text:style-name="T14">code-guard</text:span></text:p>
      <text:p text:style-name="P1"><text:span text:style-name="T14">2.9.3 </text:span><text:span text:style-name="T4">Макросы-функции</text:span></text:p>
      <text:p text:style-name="P6">2.9.4 Макросы-шаблоны</text:p>
      <text:p text:style-name="P6"/>
      <text:p text:style-name="P1"><text:span text:style-name="T14">2.10 </text:span><text:span text:style-name="T4">Стандартная библиотека</text:span></text:p>
      <text:p text:style-name="P1"><text:span text:style-name="T4">2.10.1 </text:span><text:span text:style-name="T14">stdio.h</text:span></text:p>
      <text:p text:style-name="P1"><text:span text:style-name="T4">2.10.</text:span><text:span text:style-name="T14">2</text:span><text:span text:style-name="T4"> </text:span><text:span text:style-name="T14">stdlib.h</text:span></text:p>
      <text:p text:style-name="P8">2.10.3 ctype.h</text:p>
      <text:p text:style-name="P1"><text:span text:style-name="T4">2.10.</text:span><text:span text:style-name="T14">4</text:span><text:span text:style-name="T4"> </text:span><text:span text:style-name="T14">string.h</text:span></text:p>
      <text:p text:style-name="P1"><text:span text:style-name="T4">2.10.</text:span><text:span text:style-name="T14">5</text:span><text:span text:style-name="T4"> w</text:span><text:span text:style-name="T14">char.h</text:span></text:p>
      <text:p text:style-name="P1"><text:span text:style-name="T4">2.10.</text:span><text:span text:style-name="T14">6</text:span><text:span text:style-name="T4"> </text:span><text:span text:style-name="T14">stdarg.h</text:span></text:p>
      <text:p text:style-name="P1"><text:span text:style-name="T4">2.10.</text:span><text:span text:style-name="T14">7</text:span><text:span text:style-name="T4"> </text:span><text:span text:style-name="T14">assert.h</text:span></text:p>
      <text:p text:style-name="P1"><text:span text:style-name="T4">2.10.</text:span><text:span text:style-name="T14">8</text:span><text:span text:style-name="T4"> </text:span><text:span text:style-name="T14">stdint.h, float.h</text:span></text:p>
      <text:p text:style-name="P8"/>
      <text:p text:style-name="P8">2.11 pragma</text:p>
      <text:p text:style-name="P8"/>
      <text:p text:style-name="P1"><text:span text:style-name="T14">2.12 </text:span><text:span text:style-name="T4">Программирование для </text:span><text:span text:style-name="T14">Windows</text:span></text:p>
      <text:p text:style-name="P8"/>
      <text:p text:style-name="P1"><text:soft-page-break/><text:span text:style-name="T4">2.13 </text:span><text:span text:style-name="T14">GUI </text:span><text:span text:style-name="T4">на Си</text:span></text:p>
      <text:p text:style-name="P6"/>
      <text:p text:style-name="P1"><text:span text:style-name="T14">3</text:span><text:span text:style-name="T4">. </text:span><text:span text:style-name="T14">C++</text:span></text:p>
      <text:p text:style-name="P1"><text:span text:style-name="T14">3.1 </text:span><text:span text:style-name="T4">Общее с Си и их отличия.</text:span></text:p>
      <text:p text:style-name="P1"><text:span text:style-name="T14">3</text:span><text:span text:style-name="T4">.2 Классы</text:span></text:p>
      <text:p text:style-name="P1"><text:span text:style-name="T14">3</text:span><text:span text:style-name="T4">.3 Шаблоны</text:span></text:p>
      <text:p text:style-name="P6">3.3.1 Шаблонные функции</text:p>
      <text:p text:style-name="P6">3.3.1 Шаблонные классы</text:p>
      <text:p text:style-name="P1"><text:span text:style-name="T14">3</text:span><text:span text:style-name="T4">.4. ООП</text:span></text:p>
      <text:p text:style-name="P1"><text:span text:style-name="T4">3.5 </text:span><text:span text:style-name="T14">STL</text:span></text:p>
      <text:p text:style-name="P10">3.6 <text:span text:style-name="T21">Лямбда функции</text:span></text:p>
      <text:p text:style-name="P6"/>
      <text:p text:style-name="P1"><text:span text:style-name="T4">4 Программирование без стандартного </text:span><text:span text:style-name="T14">CRT</text:span></text:p>
      <text:p text:style-name="P6"/>
      <text:p text:style-name="P1"><text:span text:style-name="T4">5 3</text:span><text:span text:style-name="T14">D</text:span></text:p>
      <text:p text:style-name="P1"><text:span text:style-name="T14">5.1 </text:span><text:span text:style-name="T4">Математика</text:span></text:p>
      <text:p text:style-name="P6">5.1.1 Вектр</text:p>
      <text:p text:style-name="P9"/>
      <text:p text:style-name="P1"><text:span text:style-name="T14">6. </text:span><text:span text:style-name="T4">Прочее</text:span></text:p>
      <text:p text:style-name="P6">6.1 Картинки</text:p>
      <text:p text:style-name="P1"><text:span text:style-name="T4">6.1.1 Чтение\запись </text:span><text:span text:style-name="T14">BMP</text:span></text:p>
      <text:p text:style-name="P8">6.1.2 Чтение\запись PNG</text:p>
      <text:p text:style-name="P1"><text:span text:style-name="T14">6.2 </text:span><text:span text:style-name="T4">Сжатие данных</text:span></text:p>
      <text:p text:style-name="P1"><text:span text:style-name="T4">6.2.1 </text:span><text:span text:style-name="T14">zlib</text:span></text:p>
      <text:p text:style-name="P8"/>
      <text:p text:style-name="P8"/>
      <text:p text:style-name="P8"/>
      <text:p text:style-name="P8"/>
      <text:p text:style-name="P8"/>
      <text:p text:style-name="P8"/>
      <text:p text:style-name="P43">1. Общее</text:p>
      <text:p text:style-name="P11"><text:span text:style-name="T3">В общем вода будет в </text:span><text:span text:style-name="T18">части</text:span><text:span text:style-name="T3"> 1.</text:span></text:p>
      <text:p text:style-name="P18">О нумерации. Первая цифра — часть. Последующие — главы.</text:p>
      <text:p text:style-name="P19">Все эти художественные и высокоинтеллектуальные высказывания будут проигнорированы. Будет проще и автору и читателю.</text:p>
      <text:p text:style-name="P19"/>
      <text:p text:style-name="P21">И так, что такое программа? По сути это текст. Даже тот код который читает процессор является текстом для этого процессора. Просто набор команд который записан в файл.</text:p>
      <text:p text:style-name="P21">На уровне железа эти команды реализованы одним байтом, или двумя, или больше. О том что такое байт и прочее будет описано в 2.1.1. В один байт влезает значение от 0 до 255. И например, если мы делаем процессор, мы используем эти значения, например, пусть 1 отвечает за сложение чисел, пусть 2 отвечает за вычитание, 3 отвечает ещё за что-то, 4 ещё за что-то. Компьютер (пусть это будет старый, ламповый) быстрее прочитает 1 байт, чем 2 и больше. Если у нашего процессора больше команд, мы используем 2 байта на команду, и потом повышаем и повышаем эти байты.</text:p>
      <text:p text:style-name="P21">Эта компактность сделана для того чтобы машина работала быстрее.</text:p>
      <text:p text:style-name="P22">Если открыть файл программы к блокноте, то увидим хаос из символов. <text:span text:style-name="T35">Потому что видимые символы (английский алфавит, цифры и знаки пунктуации) занимают небольшую часть диапазона байта (от 0 до 255). Поэтому некоторые символы мы понимаем, некоторые нет. </text:span></text:p>
      <text:p text:style-name="P25"><text:soft-page-break/>Я предположу что первые программы и писались именно этими командами.</text:p>
      <text:p text:style-name="P25"/>
      <text:p text:style-name="P22"><text:span text:style-name="T36">Для удобства чтения подобных вещей используют </text:span><text:span text:style-name="T26">hex </text:span><text:span text:style-name="T36">редактор. Это программа которая показывает байт не как символ (как в блокнотах), а как </text:span><text:span text:style-name="T26">hexadecimal </text:span><text:span text:style-name="T36">значение, используя цифры и некоторые буквы. </text:span><text:span text:style-name="T26">01 3F FF</text:span></text:p>
      <text:p text:style-name="P23"/>
      <text:p text:style-name="P23"><text:span text:style-name="T36">П</text:span>отом придумали давать этим циферкам имена, и записывать код(он же текст) в специальный файл. Потом этот файл можно будет <text:span text:style-name="T22">автоматически</text:span> переделать в код(текст) понятный процессору. Придумали <text:span text:style-name="T25">Assembly language.</text:span></text:p>
      <text:p text:style-name="P41">Он выглядит так</text:p>
      <text:p text:style-name="P14"><text:span text:style-name="T37"/></text:p>
      <text:p text:style-name="P14"><text:span text:style-name="T37">MOV</text:span> <text:span text:style-name="T38">AL</text:span>, <text:span text:style-name="T39">1h</text:span></text:p>
      <text:p text:style-name="P14"><text:span text:style-name="T37">MOV</text:span><text:span text:style-name="T39"> </text:span><text:span text:style-name="T38">CL</text:span><text:span text:style-name="T39">, 2h</text:span></text:p>
      <text:p text:style-name="P13"><text:span text:style-name="T41">MOV</text:span><text:span text:style-name="T40"> </text:span><text:span text:style-name="T45">DL</text:span><text:span text:style-name="T40">, 3h</text:span></text:p>
      <text:p text:style-name="P15"/>
      <text:p text:style-name="P24"><text:span text:style-name="T36">Уже лучше, </text:span><text:span text:style-name="T47">проще чем разбираться в этих </text:span><text:span text:style-name="T27">A2 13 </text:span><text:span text:style-name="T34">F4</text:span><text:span text:style-name="T27"> </text:span><text:span text:style-name="T47">и т.д.</text:span></text:p>
      <text:p text:style-name="P26">Но всё равно сложно.</text:p>
      <text:p text:style-name="P26"/>
      <text:p text:style-name="P26">Люди додумались до идеи, что можно написать программу, которая будет читать более понятный нам текст, и будет генерировать ассемблерный код <text:span text:style-name="T48">(именно, сначала ассемблерный код, а потом машинный на основе ассемблерного)</text:span>.</text:p>
      <text:p text:style-name="P26">Например, очевидно, что для сложения одного числа с другим мы хотели бы написать просто</text:p>
      <text:p text:style-name="P26">1 + 1</text:p>
      <text:p text:style-name="P28">Если бы писали на ассемблере то нам потребовалось бы несколько раз вызывать <text:span text:style-name="T43">MOV, </text:span><text:span text:style-name="T42">где-то там вызывать</text:span><text:span text:style-name="T43"> </text:span><text:span text:style-name="T44">ADD.</text:span></text:p>
      <text:p text:style-name="P29">Вместо огромного количества строк ассемблерного кода можно написать всего одну, да ещё которая будет понятна читателю. Такие языки называют языками высокого уровня, ассемблер соответственно называется языком низкого уровня.</text:p>
      <text:p text:style-name="P30">Язык ассемблера зависит от типа процессора. Код для процессора <text:span text:style-name="T24">Intel </text:span>не будет работать на процессоре <text:span text:style-name="T24">MIPS. </text:span>Возникает проблема с портированием.</text:p>
      <text:p text:style-name="P30">Язык высокого уровня позволяет добиться мультиплатформенности. Главное чтобы был нужный компилятор.</text:p>
      <text:p text:style-name="P30">Компилятор — программа которая преобразует понятный нам код в ассемблерный код. Он по сути занимается переводом с одного языка на другой. Так-же данной операцией могут назвать работу транслятора. Типа, компилятор состоит из транслятора и линковщика (о котором потом). В английском интернете я не заметил чтобы кто-то использовал термин <text:span text:style-name="T24">translator. </text:span>Оставим этот термин разработчикам компиляторов.</text:p>
      <text:p text:style-name="P30"/>
      <text:p text:style-name="P30">Код программы написанный на языке программирования называют <text:span text:style-name="T22">исходный код</text:span>. <text:span text:style-name="T49">Компилятор преобразует исходный код в промежуточный (ассемблер) а потом из промежуточного делает машинный код. Это относится к </text:span><text:span text:style-name="T50">языкам типа </text:span><text:span text:style-name="T28">C, C++, Pascal </text:span><text:span text:style-name="T50">и прочим.</text:span></text:p>
      <text:p text:style-name="P30"/>
      <text:p text:style-name="P31">Есть языки (<text:span text:style-name="T24">Java, C#, Lua, Python </text:span>и т.д.) компиляторы которых создают свой собственный код - <text:span text:style-name="T24">byte code</text:span>. Принцип работы программ написанных на таких языках немного иной.</text:p>
      <text:p text:style-name="P31"/>
      <text:p text:style-name="P32">Когда программа пишется, используется множество файлов содержащих исходный код. Компилятор компилирует каждый файл. Обычно, он понимает что данный файл компилируется по расширению файла. Для Си это .<text:span text:style-name="T24">c</text:span> для<text:span text:style-name="T24"> C++ .cpp.</text:span></text:p>
      <text:p text:style-name="P48"><text:span text:style-name="T9">Каждый такой файл называется </text:span><text:span text:style-name="T12">ед</text:span><text:span text:style-name="T13">и</text:span><text:span text:style-name="T12">ницой трансляции</text:span><text:span text:style-name="T13">(</text:span><text:span text:style-name="T46">translation unit</text:span><text:span text:style-name="T13">)</text:span><text:span text:style-name="T9">.</text:span><text:span text:style-name="T16"> </text:span><text:span text:style-name="T10">Типа данный файл идёт на компиляцию.</text:span></text:p>
      <text:p text:style-name="P48"><text:soft-page-break/><text:span text:style-name="T10"/></text:p>
      <text:p text:style-name="P52"><text:span text:style-name="T8">Далее, компилятор создаёт машинный код, и помещает его в специальный файл — объектный файл. Код внутри этого файла принято называть объектным кодом. </text:span></text:p>
      <text:p text:style-name="P52"><text:span text:style-name="T8"/></text:p>
      <text:p text:style-name="P52"><text:span text:style-name="T8">После компиляции всех единиц трансляции начинается сборка программы — работа линковщика. Он берёт всю информацию со всех объектных файлов, и соединяет всё в единое целое, </text:span><text:span text:style-name="T11">создавая файл программы</text:span><text:span text:style-name="T8">.</text:span></text:p>
      <text:p text:style-name="P27"/>
      <text:p text:style-name="P33">У компиляторов есть возможность вызывать каждую команду по отдельности. Отдельно трансляцию в ассемблер, отдельно трансляцию из ассемблера в объектный код, отдельно линковщик. Обычно всё это отдельные программы.</text:p>
      <text:p text:style-name="P27"/>
      <text:p text:style-name="P44">1.1 Что нужно</text:p>
      <text:p text:style-name="P33">Нужен компилятор.</text:p>
      <text:p text:style-name="P33">Компилятор серьёзных языков типа Си состоит из множества программ. <text:span text:style-name="T51">Обычно в их составе есть одна программа, которая управляет всеми остальными.</text:span></text:p>
      <text:p text:style-name="P33"/>
      <text:p text:style-name="P34">Нужен текстовый редактор. Типа блокнота, но никак не <text:span text:style-name="T24">Word </text:span>и подобные.</text:p>
      <text:p text:style-name="P34">В современных текстовых редакторах типа <text:span text:style-name="T24">Notepad++ </text:span>есть подсветка кода.</text:p>
      <text:p text:style-name="P34">Если открыть нужный файл, то текст будет не полностью чёрным, а иметь определённые цвета. Это очень сильно поможет в ориентации (легче искать информацию).</text:p>
      <text:p text:style-name="P34"/>
      <text:p text:style-name="P35">Всё. Этого достаточно. Создаём текстовый файл с нужным расширением, пишем исходный код, запускаем компилятор с нужными аргументами. Это сложный путь.</text:p>
      <text:p text:style-name="P35"/>
      <text:p text:style-name="P36">Есть более простой — использовать <text:span text:style-name="T24">IDE. </text:span>Программа <text:span text:style-name="T24">IDE </text:span>содержит в себе текстовый редактор, <text:s/>компилятор (или он может быть без компилятора, тогда придётся подключать самостоятельно), так-же есть куча всяких других вещей. Автоматически создаются нужные файлы, автоматически собирается программа. Есть окошечки с галочками для указания параметров компиляции. Один из главных плюсов <text:span text:style-name="T24">IDE </text:span>это возможность запускать программу чтобы она работала шаг за шагом, посмотреть нужные значения в нужном месте.</text:p>
      <text:p text:style-name="P37">Для того чтобы <text:span text:style-name="T52">сделать программу в </text:span><text:span text:style-name="T24">IDE </text:span><text:span text:style-name="T52">сперва </text:span>надо <text:span text:style-name="T22">создать</text:span> <text:span text:style-name="T22">проект</text:span>, <text:span text:style-name="T52">потом, смотреть окошко вывода </text:span><text:span text:style-name="T29">(</text:span><text:span text:style-name="T30">output window</text:span><text:span text:style-name="T29">). </text:span><text:span text:style-name="T53">Там выйдет всякая информация, ошибки компиляции, и информация, куда записался файл в случае успешной сборки(обычно новички не могут сразу найти файл программы). Да, кстати Сборка (</text:span><text:span text:style-name="T31">Build</text:span><text:span text:style-name="T53">) это такая функция </text:span><text:span text:style-name="T32">IDE, с</text:span><text:span text:style-name="T53">оздание программы нажатием одной кнопки. </text:span><text:span text:style-name="T33">IDE </text:span><text:span text:style-name="T54">сама будет запускать компилятор на каждый файл с исходным кодом.</text:span></text:p>
      <text:p text:style-name="P37"/>
      <text:p text:style-name="P38">Самый лучший выбор это <text:span text:style-name="T24">IDE, </text:span>из них самая лучшая это <text:span text:style-name="T24">Visual Studio (</text:span>компилятор встроен<text:span text:style-name="T24">).</text:span> Минус <text:span text:style-name="T24">Visual Studio</text:span> в его прожорливости (занимает много <text:span text:style-name="T24">RAM</text:span>). Последняя на момент написания<text:span text:style-name="T24"> VS 2022. Ж</text:span>елательно иметь более 8 гб <text:span text:style-name="T24">RAM</text:span>.</text:p>
      <text:p text:style-name="P38">Иные <text:span text:style-name="T24">IDE. NetBeans </text:span>и другие — надо отдельно качать компиляторы. Нужно смотреть документацию для правильной установки.</text:p>
      <text:p text:style-name="P35"><text:span text:style-name="T24"/></text:p>
      <text:p text:style-name="P39">Объяснять как работает <text:span text:style-name="T24">IDE </text:span>будет очень утомительно, и тем более их очень много. Позже в части 2 разберём как компилировать программу без <text:span text:style-name="T24">IDE.</text:span></text:p>
      <text:p text:style-name="P35"/>
      <text:p text:style-name="P35"/>
      <text:p text:style-name="P35"/>
      <text:p text:style-name="P19"><text:soft-page-break/></text:p>
      <text:p text:style-name="P50"><text:span text:style-name="T19">1.2 </text:span><text:span text:style-name="T20">Ключевые слова</text:span></text:p>
      <text:p text:style-name="P40">Ключевые слова это команды для языка программирования. Есть команды в виде знаков<text:span text:style-name="T24"> &amp;^%$#&lt;&gt;{}[]</text:span>() их называют операторами, а есть команды в виде слов, их называют ключевыми (<text:span text:style-name="T24">key words</text:span>).</text:p>
      <text:p text:style-name="P40">У начинающих может возникнуть мысль, что сперва нужно изучить каждое ключевое слово, его смысл, функцию. Этого делать не нужно. Все эти слова будут описаны по мере изучения материала. Их даже не нужно выписывать в тетрадь.</text:p>
      <text:p text:style-name="P20"><text:span text:style-name="T20"/></text:p>
      <text:p text:style-name="P45">1.3 Нужна ли математика</text:p>
      <text:p text:style-name="P20">Нужна </text:p>
      <text:p text:style-name="P20"/>
      <text:p text:style-name="P50"><text:span text:style-name="T19">1.4 </text:span><text:span text:style-name="T20">Работать со множеством документов</text:span></text:p>
      <text:p text:style-name="P20">Нужна </text:p>
      <text:p text:style-name="P20"><text:span text:style-name="T20"/></text:p>
      <text:p text:style-name="P50"><text:span text:style-name="T19">1.5 </text:span><text:span text:style-name="T20">Главная сложность при обучении</text:span></text:p>
      <text:p text:style-name="P20">Нужна </text:p>
      <text:p text:style-name="P20"><text:span text:style-name="T20"/></text:p>
      <text:p text:style-name="P46">1.6 <text:span text:style-name="T21">Код на </text:span>GitHub</text:p>
      <text:p text:style-name="P20">Нужна </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monospace" svg:font-family="monospace, 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1"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Mangal" style:font-family-complex="Mangal" style:font-family-generic-complex="system" style:font-pitch-complex="variabl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6T00:00:40</meta:creation-date>
    <dc:language>ru-RU</dc:language>
    <dc:date>2022-05-18T00:32:26.719000000</dc:date>
    <meta:editing-cycles>74</meta:editing-cycles>
    <meta:editing-duration>PT13H17M43S</meta:editing-duration>
    <meta:generator>LibreOffice/7.3.2.2$Windows_X86_64 LibreOffice_project/49f2b1bff42cfccbd8f788c8dc32c1c309559be0</meta:generator>
    <meta:document-statistic meta:table-count="0" meta:image-count="0" meta:object-count="0" meta:page-count="6" meta:paragraph-count="145" meta:word-count="1384" meta:character-count="9413" meta:non-whitespace-character-count="8159"/>
    <meta:user-defined meta:name="AppVersion">15.0000</meta:user-defined>
  </office:meta>
</office:document-meta>
</file>